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.00.0000</text:date>, <text:time style:data-style-name="N2" text:time-value="14:05:05.9276095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4T17:54:59.060329369</dc:date>
    <dc:creator>Anonymous  </dc:creator>
    <meta:editing-duration>PT14H46M15S</meta:editing-duration>
    <meta:editing-cycles>45</meta:editing-cycles>
    <meta:generator>LibreOffice/6.2.4.2$Linux_X86_64 LibreOffice_project/20$Build-2</meta:generator>
    <meta:document-statistic meta:table-count="1" meta:cell-count="1040" meta:object-count="0"/>
  </office:meta>
</office:document-meta>
</file>